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69mm"/>
    </style:style>
    <style:style style:name="co2" style:family="table-column">
      <style:table-column-properties fo:break-before="auto" style:column-width="23.7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shapes>
          <draw:frame draw:z-index="0" draw:style-name="gr1" draw:text-style-name="P1" svg:width="159.99mm" svg:height="89.99mm" svg:x="41.47mm" svg:y="1mm">
            <draw:object draw:notify-on-update-of-ranges="data.A1:data.A1 data.A2:data.A151 data.B1:data.B1 data.B2:data.B1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Episodio</text:p>
          </table:table-cell>
          <table:table-cell office:value-type="string" calcext:value-type="string">
            <text:p>Recompens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1.69998" calcext:value-type="float">
            <text:p>-31,699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5.04998" calcext:value-type="float">
            <text:p>-25,049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1.19999" calcext:value-type="float">
            <text:p>-21,199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24.14999" calcext:value-type="float">
            <text:p>-24,149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3.55001" calcext:value-type="float">
            <text:p>-13,550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6.650003" calcext:value-type="float">
            <text:p>-6,65000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5.70001" calcext:value-type="float">
            <text:p>-15,700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4.550007" calcext:value-type="float">
            <text:p>-4,5500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999973" calcext:value-type="float">
            <text:p>0,29999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25.35" calcext:value-type="float">
            <text:p>-25,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0.10001" calcext:value-type="float">
            <text:p>-10,100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0.2000065" calcext:value-type="float">
            <text:p>-0,200006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9.4" calcext:value-type="float">
            <text:p>-19,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2.100002" calcext:value-type="float">
            <text:p>-2,10000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1.60001" calcext:value-type="float">
            <text:p>-11,600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.700001" calcext:value-type="float">
            <text:p>5,70000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6.20001" calcext:value-type="float">
            <text:p>-16,2000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699999" calcext:value-type="float">
            <text:p>2,69999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8.85" calcext:value-type="float">
            <text:p>-18,8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14.1" calcext:value-type="float">
            <text:p>-14,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21.39999" calcext:value-type="float">
            <text:p>-21,3999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.599999" calcext:value-type="float">
            <text:p>4,59999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8.000004" calcext:value-type="float">
            <text:p>-8,00000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18.05" calcext:value-type="float">
            <text:p>-18,0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0.6500053" calcext:value-type="float">
            <text:p>-0,650005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.549998" calcext:value-type="float">
            <text:p>1,54999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8.05" calcext:value-type="float">
            <text:p>-18,0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.1" calcext:value-type="float">
            <text:p>8,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20.15" calcext:value-type="float">
            <text:p>-20,1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19.75001" calcext:value-type="float">
            <text:p>-19,7500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8.950008" calcext:value-type="float">
            <text:p>-8,95000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.600001" calcext:value-type="float">
            <text:p>6,60000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15.80001" calcext:value-type="float">
            <text:p>-15,8000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13.65001" calcext:value-type="float">
            <text:p>-13,6500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4.40001" calcext:value-type="float">
            <text:p>-14,4000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.500001" calcext:value-type="float">
            <text:p>7,50000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8.950006" calcext:value-type="float">
            <text:p>-8,95000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2499914" calcext:value-type="float">
            <text:p>0,249991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8.250006" calcext:value-type="float">
            <text:p>-8,25000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.199999" calcext:value-type="float">
            <text:p>5,19999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.15" calcext:value-type="float">
            <text:p>5,1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10.65001" calcext:value-type="float">
            <text:p>-10,6500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.6" calcext:value-type="float">
            <text:p>8,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9.75001" calcext:value-type="float">
            <text:p>-9,7500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.349999" calcext:value-type="float">
            <text:p>5,34999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10.20001" calcext:value-type="float">
            <text:p>-10,2000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23.15" calcext:value-type="float">
            <text:p>-23,1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.400002" calcext:value-type="float">
            <text:p>6,40000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.899996" calcext:value-type="float">
            <text:p>3,89999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0.6000071" calcext:value-type="float">
            <text:p>-0,600007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17.75" calcext:value-type="float">
            <text:p>-17,7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8.900014" calcext:value-type="float">
            <text:p>-8,90001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.3" calcext:value-type="float">
            <text:p>8,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19.4" calcext:value-type="float">
            <text:p>-19,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.950001" calcext:value-type="float">
            <text:p>5,95000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.449999" calcext:value-type="float">
            <text:p>4,44999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.200001" calcext:value-type="float">
            <text:p>6,20000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8.150004" calcext:value-type="float">
            <text:p>-8,15000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7.700012" calcext:value-type="float">
            <text:p>-7,70001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.600001" calcext:value-type="float">
            <text:p>7,60000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17.2" calcext:value-type="float">
            <text:p>-17,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.200001" calcext:value-type="float">
            <text:p>7,20000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0.5000038" calcext:value-type="float">
            <text:p>-0,500003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15.90001" calcext:value-type="float">
            <text:p>-15,9000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.400001" calcext:value-type="float">
            <text:p>7,40000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.850001" calcext:value-type="float">
            <text:p>6,85000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16.85" calcext:value-type="float">
            <text:p>-16,8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17.20001" calcext:value-type="float">
            <text:p>-17,2000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.7" calcext:value-type="float">
            <text:p>8,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.550001" calcext:value-type="float">
            <text:p>6,55000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.100001" calcext:value-type="float">
            <text:p>7,10000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.999994" calcext:value-type="float">
            <text:p>1,99999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.6" calcext:value-type="float">
            <text:p>8,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.1" calcext:value-type="float">
            <text:p>7,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8.150009" calcext:value-type="float">
            <text:p>-8,15000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.200001" calcext:value-type="float">
            <text:p>7,20000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.6" calcext:value-type="float">
            <text:p>6,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.400001" calcext:value-type="float">
            <text:p>7,40000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.6" calcext:value-type="float">
            <text:p>6,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.300001" calcext:value-type="float">
            <text:p>7,30000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.1" calcext:value-type="float">
            <text:p>8,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.000001" calcext:value-type="float">
            <text:p>8,00000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.900001" calcext:value-type="float">
            <text:p>7,90000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.1" calcext:value-type="float">
            <text:p>8,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.400001" calcext:value-type="float">
            <text:p>7,40000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.800001" calcext:value-type="float">
            <text:p>7,80000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.900001" calcext:value-type="float">
            <text:p>7,90000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.1" calcext:value-type="float">
            <text:p>7,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.400001" calcext:value-type="float">
            <text:p>7,40000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.7" calcext:value-type="float">
            <text:p>8,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.900001" calcext:value-type="float">
            <text:p>7,90000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.300001" calcext:value-type="float">
            <text:p>6,30000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7.900001" calcext:value-type="float">
            <text:p>7,90000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.700001" calcext:value-type="float">
            <text:p>7,70000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.6" calcext:value-type="float">
            <text:p>8,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8.7" calcext:value-type="float">
            <text:p>8,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7.2" calcext:value-type="float">
            <text:p>7,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.000001" calcext:value-type="float">
            <text:p>8,00000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7.3" calcext:value-type="float">
            <text:p>7,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7.300001" calcext:value-type="float">
            <text:p>7,30000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7.400001" calcext:value-type="float">
            <text:p>7,40000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.1" calcext:value-type="float">
            <text:p>8,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8.7" calcext:value-type="float">
            <text:p>8,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.500001" calcext:value-type="float">
            <text:p>6,50000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7.200001" calcext:value-type="float">
            <text:p>7,20000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8.000001" calcext:value-type="float">
            <text:p>8,00000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7.400001" calcext:value-type="float">
            <text:p>7,40000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.7" calcext:value-type="float">
            <text:p>8,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7.300001" calcext:value-type="float">
            <text:p>7,30000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.349995" calcext:value-type="float">
            <text:p>3,34999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8.1" calcext:value-type="float">
            <text:p>8,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.099999" calcext:value-type="float">
            <text:p>4,09999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7.100001" calcext:value-type="float">
            <text:p>7,10000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.600001" calcext:value-type="float">
            <text:p>6,60000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8.1" calcext:value-type="float">
            <text:p>8,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.1" calcext:value-type="float">
            <text:p>8,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6.500001" calcext:value-type="float">
            <text:p>6,50000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7.300001" calcext:value-type="float">
            <text:p>7,30000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8.1" calcext:value-type="float">
            <text:p>8,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8.6" calcext:value-type="float">
            <text:p>8,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.6" calcext:value-type="float">
            <text:p>8,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7.300001" calcext:value-type="float">
            <text:p>7,30000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.700001" calcext:value-type="float">
            <text:p>6,70000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8.1" calcext:value-type="float">
            <text:p>8,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7.3" calcext:value-type="float">
            <text:p>7,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7.900001" calcext:value-type="float">
            <text:p>7,90000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6.5" calcext:value-type="float">
            <text:p>6,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7.300001" calcext:value-type="float">
            <text:p>7,30000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8.000001" calcext:value-type="float">
            <text:p>8,00000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8.1" calcext:value-type="float">
            <text:p>8,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8.000001" calcext:value-type="float">
            <text:p>8,00000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23T19:03:53.790000000</dc:date>
    <meta:editing-duration>PT3M7S</meta:editing-duration>
    <meta:editing-cycles>1</meta:editing-cycles>
    <meta:document-statistic meta:table-count="1" meta:cell-count="302" meta:object-count="1"/>
    <meta:generator>LibreOffice/6.0.2.1$Windows_X86_64 LibreOffice_project/f7f06a8f319e4b62f9bc5095aa112a65d2f3ac89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766cm" svg:y="0.316cm" chart:style-name="ch2">
          <text:p>Ejecución 1</text:p>
        </chart:title>
        <chart:subtitle svg:x="6.66cm" svg:y="1.275cm" chart:style-name="ch3">
          <text:p>Turno Limitado</text:p>
        </chart:subtitle>
        <chart:legend chart:legend-position="end" svg:x="12.645cm" svg:y="4.201cm" style:legend-expansion="high" chart:style-name="ch4"/>
        <chart:plot-area chart:style-name="ch5" table:cell-range-address="data.A1:data.B151" chart:data-source-has-labels="row" svg:x="1.331cm" svg:y="2.138cm" svg:width="10.994cm" svg:height="5.701cm">
          <chartooo:coordinate-region svg:x="2.058cm" svg:y="2.337cm" svg:width="9.987cm" svg:height="4.855cm"/>
          <chart:axis chart:dimension="x" chart:name="primary-x" chart:style-name="ch6">
            <chart:title svg:x="6.136cm" svg:y="8.019cm" chart:style-name="ch7">
              <text:p>Episodio</text:p>
            </chart:title>
          </chart:axis>
          <chart:axis chart:dimension="y" chart:name="primary-y" chart:style-name="ch6">
            <chart:title svg:x="0.451cm" svg:y="6.011cm" chart:style-name="ch8">
              <text:p>Recompensa</text:p>
            </chart:title>
            <chart:grid chart:style-name="ch9" chart:class="major"/>
          </chart:axis>
          <chart:series chart:style-name="ch10" chart:values-cell-range-address="data.B2:data.B151" chart:label-cell-address="data.B1:data.B1" chart:class="chart:scatter">
            <chart:domain table:cell-range-address="data.A2:data.A151"/>
            <chart:data-point chart:repeated="1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Recompensa</text:p>
                <draw:g>
                  <svg:desc>data.B1:data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ata.A2:data.A151</svg:desc>
                </draw:g>
              </table:table-cell>
              <table:table-cell office:value-type="float" office:value="-31.69998">
                <text:p>-31.69998</text:p>
                <draw:g>
                  <svg:desc>data.B2:data.B1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-25.04998">
                <text:p>-25.049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21.19999">
                <text:p>-21.199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-24.14999">
                <text:p>-24.149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-13.55001">
                <text:p>-13.55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-6.650003">
                <text:p>-6.6500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-15.70001">
                <text:p>-15.70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-4.550007">
                <text:p>-4.5500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2999973">
                <text:p>0.29999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-25.35">
                <text:p>-25.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-10.10001">
                <text:p>-10.100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-0.2000065">
                <text:p>-0.20000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-19.4">
                <text:p>-19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-2.100002">
                <text:p>-2.1000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-11.60001">
                <text:p>-11.600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.700001">
                <text:p>5.7000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-16.20001">
                <text:p>-16.200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.699999">
                <text:p>2.6999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-18.85">
                <text:p>-18.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-14.1">
                <text:p>-14.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-21.39999">
                <text:p>-21.399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4.599999">
                <text:p>4.5999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-8.000004">
                <text:p>-8.0000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-18.05">
                <text:p>-18.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-0.6500053">
                <text:p>-0.65000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.549998">
                <text:p>1.5499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-18.05">
                <text:p>-18.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-20.15">
                <text:p>-20.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-19.75001">
                <text:p>-19.750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-8.950008">
                <text:p>-8.9500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6.600001">
                <text:p>6.6000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-15.80001">
                <text:p>-15.800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-13.65001">
                <text:p>-13.650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-14.40001">
                <text:p>-14.400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7.500001">
                <text:p>7.5000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-8.950006">
                <text:p>-8.9500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2499914">
                <text:p>0.24999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-8.250006">
                <text:p>-8.2500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.199999">
                <text:p>5.1999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5.15">
                <text:p>5.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-10.65001">
                <text:p>-10.650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-9.75001">
                <text:p>-9.750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5.349999">
                <text:p>5.3499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-10.20001">
                <text:p>-10.200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-23.15">
                <text:p>-23.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6.400002">
                <text:p>6.4000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3.899996">
                <text:p>3.8999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-0.6000071">
                <text:p>-0.600007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-17.75">
                <text:p>-17.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-8.900014">
                <text:p>-8.90001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-19.4">
                <text:p>-19.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5.950001">
                <text:p>5.95000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4.449999">
                <text:p>4.44999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6.200001">
                <text:p>6.2000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-8.150004">
                <text:p>-8.15000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-7.700012">
                <text:p>-7.70001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7.600001">
                <text:p>7.6000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-17.2">
                <text:p>-17.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7.200001">
                <text:p>7.2000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-0.5000038">
                <text:p>-0.500003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-15.90001">
                <text:p>-15.900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7.400001">
                <text:p>7.4000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6.850001">
                <text:p>6.85000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-16.85">
                <text:p>-16.8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-17.20001">
                <text:p>-17.200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6.550001">
                <text:p>6.5500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.100001">
                <text:p>7.1000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.999994">
                <text:p>1.99999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-8.150009">
                <text:p>-8.15000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.200001">
                <text:p>7.2000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7.400001">
                <text:p>7.4000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7.300001">
                <text:p>7.3000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8.000001">
                <text:p>8.00000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7.900001">
                <text:p>7.9000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7.400001">
                <text:p>7.40000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7.800001">
                <text:p>7.8000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7.900001">
                <text:p>7.9000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7.400001">
                <text:p>7.4000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7.900001">
                <text:p>7.9000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6.300001">
                <text:p>6.3000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7.900001">
                <text:p>7.90000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7.700001">
                <text:p>7.70000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8.000001">
                <text:p>8.00000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7.300001">
                <text:p>7.30000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7.400001">
                <text:p>7.40000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6.500001">
                <text:p>6.50000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7.200001">
                <text:p>7.20000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8.000001">
                <text:p>8.00000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7.400001">
                <text:p>7.40000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7.300001">
                <text:p>7.30000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3.349995">
                <text:p>3.34999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4.099999">
                <text:p>4.09999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7.100001">
                <text:p>7.10000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6.600001">
                <text:p>6.60000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6.500001">
                <text:p>6.50000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7.300001">
                <text:p>7.30000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7.300001">
                <text:p>7.30000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6.700001">
                <text:p>6.70000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7.900001">
                <text:p>7.90000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7.300001">
                <text:p>7.30000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8.000001">
                <text:p>8.00000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8.000001">
                <text:p>8.00000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